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2" table:number-rows-repeated="11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74">
            <text:p>17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74">
            <text:p>174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325">
            <text:p>3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1:2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15T11:24:01</dc:date>
    <meta:editing-duration>PT52M28S</meta:editing-duration>
    <meta:editing-cycles>68</meta:editing-cycles>
    <meta:generator>LibreOffice/3.4$Unix LibreOffice_project/340m1$Build-302</meta:generator>
    <meta:document-statistic meta:table-count="5" meta:cell-count="198" meta:object-count="0"/>
  </office:meta>
</office:document-meta>
</file>